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Text_20_body">
      <style:text-properties style:font-name="FreeMono"/>
    </style:style>
    <style:style style:name="P3" style:family="paragraph" style:parent-style-name="Standard">
      <style:text-properties style:font-name="FreeMono" officeooo:rsid="000aba3a" officeooo:paragraph-rsid="000aba3a"/>
    </style:style>
    <style:style style:name="P4" style:family="paragraph" style:parent-style-name="Standard">
      <style:text-properties style:font-name="FreeMono" officeooo:paragraph-rsid="000aba3a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04040" loext:opacity="100%" style:font-name="FreeMono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FreeMono" fo:font-size="12pt" fo:letter-spacing="normal" fo:font-style="normal" fo:font-weight="normal" officeooo:rsid="00093017"/>
    </style:style>
    <style:style style:name="T3" style:family="text">
      <style:text-properties fo:font-variant="normal" fo:text-transform="none" fo:color="#404040" loext:opacity="100%" style:font-name="FreeMono" fo:font-size="12pt" fo:letter-spacing="normal" fo:font-style="normal" fo:font-weight="bold" fo:background-color="#ececec" loext:char-shading-value="0" loext:padding="0cm" loext:border="none"/>
    </style:style>
    <style:style style:name="T4" style:family="text">
      <style:text-properties style:font-name="FreeMono"/>
    </style:style>
    <style:style style:name="T5" style:family="text">
      <style:text-properties officeooo:rsid="000b9e8c"/>
    </style:style>
    <style:style style:name="T6" style:family="text">
      <style:text-properties fo:font-weight="bold" officeooo:rsid="000b9e8c" style:font-weight-asian="bold" style:font-weight-complex="bold"/>
    </style:style>
    <style:style style:name="T7" style:family="text">
      <style:text-properties fo:color="#c9211e" loext:opacity="100%" fo:font-weight="bold" officeooo:rsid="000b9e8c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grama MC68000 para Teste de Placa com LED</text:p>
      <text:p text:style-name="P1"/>
      <text:p text:style-name="P1">Vou criar um programa mais completo que testa a RAM, ROM e controla a barra de LEDs no endereço de I/O especificado. Considerando o clock de 16MHz e os endereços fornecidos:</text:p>
      <text:list text:style-name="L1">
        <text:list-header>
          <text:p text:style-name="P5"><text:span text:style-name="T2">U</text:span><text:span text:style-name="T1">sando um assembler como </text:span><text:span text:style-name="Source_20_Text"><text:span text:style-name="T3">vasm</text:span></text:span><text:span text:style-name="T1"> ou </text:span><text:span text:style-name="Source_20_Text"><text:span text:style-name="T3">as68k</text:span></text:span></text:p>
        </text:list-header>
      </text:list>
      <text:p text:style-name="P2"><text:line-break/><text:span text:style-name="T5">Compilar com: </text:span><text:span text:style-name="T7">vasmm68k_std -Fbin -o test_led.bin test_led.asm</text:span></text:p>
      <text:p text:style-name="P3">******************************************************************</text:p>
      <text:p text:style-name="P4"><text:tab/><text:tab/><text:tab/><text:tab/><text:tab/>assembly</text:p>
      <text:p text:style-name="P3">******************************************************************</text:p>
      <text:p text:style-name="P4"><text:span text:style-name="T4"/></text:p>
      <text:p text:style-name="P4">; Programa de teste para placa MC68000</text:p>
      <text:p text:style-name="P1">; Sintaxe com 0x para valores hexadecimais</text:p>
      <text:p text:style-name="P1"/>
      <text:p text:style-name="P1"><text:s text:c="8"/>bra <text:s text:c="4"/>MAIN <text:s text:c="11"/>; Pula para o código principal</text:p>
      <text:p text:style-name="P1"/>
      <text:p text:style-name="P1">; Vetores de inicialização</text:p>
      <text:p text:style-name="P1">VECTOR_INIT:</text:p>
      <text:p text:style-name="P1"><text:s text:c="8"/>move.l <text:s/>#0x00880000,a7 <text:s/>; SP inicial</text:p>
      <text:p text:style-name="P1"><text:s text:c="8"/>jmp <text:s text:c="4"/>MAIN <text:s text:c="11"/>; PC inicial</text:p>
      <text:p text:style-name="P1"><text:s text:c="8"/>bra <text:s text:c="4"/>ERROR_HANDLER <text:s text:c="2"/>; Vetor de bus error</text:p>
      <text:p text:style-name="P1"><text:s text:c="8"/>bra <text:s text:c="4"/>ERROR_HANDLER <text:s text:c="2"/>; Vetor de address error</text:p>
      <text:p text:style-name="P1"/>
      <text:p text:style-name="P1">MAIN:</text:p>
      <text:p text:style-name="P1"><text:s text:c="8"/>move.l <text:s/>#0x00880000,a7 <text:s/>; Inicializa stack pointer</text:p>
      <text:p text:style-name="P1"><text:s text:c="8"/></text:p>
      <text:p text:style-name="P1"><text:s text:c="8"/>; Teste simples de RAM</text:p>
      <text:p text:style-name="P1"><text:s text:c="8"/>move.l <text:s/>#0xA5A5A5A5,d0</text:p>
      <text:p text:style-name="P1"><text:s text:c="8"/>move.l <text:s/>d0,0x00080000 <text:s text:c="2"/>; Endereço da RAM (0x80000)</text:p>
      <text:p text:style-name="P1"><text:s text:c="8"/>move.l <text:s/>0x00080000,d1 <text:s text:c="2"/>; Lê de volta</text:p>
      <text:p text:style-name="P1"><text:s text:c="8"/>cmp.l <text:s text:c="2"/>d0,d1</text:p>
      <text:p text:style-name="P1"><text:s text:c="8"/>bne <text:s text:c="4"/>ERROR_HANDLER <text:s text:c="2"/>; Se diferente, vai para erro</text:p>
      <text:p text:style-name="P1"/>
      <text:p text:style-name="P1"><text:s text:c="8"/>; Loop principal - animação nos LEDs</text:p>
      <text:p text:style-name="P1">LED_LOOP:</text:p>
      <text:p text:style-name="P1"><text:s text:c="8"/>move.w <text:s/>#0x0001,d1 <text:s text:c="5"/>; Padrão inicial</text:p>
      <text:p text:style-name="P1"><text:s text:c="8"/>move.w <text:s/>#16,d2 <text:s text:c="9"/>; Número de LEDs</text:p>
      <text:p text:style-name="P1"><text:s text:c="8"/></text:p>
      <text:p text:style-name="P1">LED_ANIMATE:</text:p>
      <text:p text:style-name="P1"><text:s text:c="8"/>move.w <text:s/>d1,0x00002000 <text:s/>; Endereço dos LEDs (0x2000)</text:p>
      <text:p text:style-name="P1"><text:s text:c="8"/>rol.w <text:s text:c="2"/>#1,d1 <text:s text:c="10"/>; Rotaciona o padrão</text:p>
      <text:p text:style-name="P1"><text:s text:c="8"/></text:p>
      <text:p text:style-name="P1"><text:s text:c="8"/>; Delay loop (ajuste conforme clock)</text:p>
      <text:p text:style-name="P1"><text:s text:c="8"/>move.l <text:s/>#160000,d3</text:p>
      <text:p text:style-name="P1">DELAY:</text:p>
      <text:p text:style-name="P1"><text:s text:c="8"/>subq.l <text:s/>#1,d3</text:p>
      <text:p text:style-name="P1"><text:s text:c="8"/>bne <text:s text:c="4"/>DELAY</text:p>
      <text:p text:style-name="P1"><text:s text:c="8"/></text:p>
      <text:p text:style-name="P1"><text:s text:c="8"/>dbra <text:s text:c="3"/>d2,LED_ANIMATE</text:p>
      <text:p text:style-name="P1"><text:s text:c="8"/>bra <text:s text:c="4"/>LED_LOOP</text:p>
      <text:p text:style-name="P1"/>
      <text:p text:style-name="P1">; Manipulador de erros (pisca LEDs)</text:p>
      <text:p text:style-name="P1">ERROR_HANDLER:</text:p>
      <text:p text:style-name="P1"><text:s text:c="8"/>move.w <text:s/>#0xAAAA,d4</text:p>
      <text:p text:style-name="P1">ERROR_LOOP:</text:p>
      <text:p text:style-name="P1"><text:s text:c="8"/>move.w <text:s/>d4,0x00002000 <text:s text:c="2"/>; Endereço dos LEDs (0x2000)</text:p>
      <text:p text:style-name="P1"><text:s text:c="8"/>eori.w <text:s/>#0xFFFF,d4</text:p>
      <text:p text:style-name="P1"><text:s text:c="8"/>move.l <text:s/>#3200000,d5</text:p>
      <text:p text:style-name="P1"><text:soft-page-break/>ERROR_DELAY:</text:p>
      <text:p text:style-name="P1"><text:s text:c="8"/>subq.l <text:s/>#1,d5</text:p>
      <text:p text:style-name="P1"><text:s text:c="8"/>bne <text:s text:c="4"/>ERROR_DELAY</text:p>
      <text:p text:style-name="P1"><text:s text:c="8"/>bra <text:s text:c="4"/>ERROR_LOOP</text:p>
      <text:p text:style-name="P1"/>
      <text:p text:style-name="P1">; Preenchimento com NOPs (exemplo)</text:p>
      <text:p text:style-name="P1">FILLER:</text:p>
      <text:p text:style-name="P1"><text:s text:c="8"/>nop</text:p>
      <text:p text:style-name="P1"><text:s text:c="8"/>nop</text:p>
      <text:p text:style-name="P1"><text:s text:c="8"/>nop</text:p>
      <text:p text:style-name="P1"><text:s text:c="8"/>; Continue adicionando NOPs até completar 8KB</text:p>
      <text:p text:style-name="P3">******************************************************************</text:p>
      <text:p text:style-name="P1"/>
      <text:p text:style-name="P1">## Funcionalidades do Programa:</text:p>
      <text:p text:style-name="P1"/>
      <text:p text:style-name="P1">1. **Inicialização**:</text:p>
      <text:p text:style-name="P1"><text:s text:c="3"/>- Configura a pilha no topo da RAM (0x880000)</text:p>
      <text:p text:style-name="P1"><text:s text:c="3"/>- Copia uma mensagem para a RAM para verificar operações básicas</text:p>
      <text:p text:style-name="P1"/>
      <text:p text:style-name="P1">2. **Teste de RAM**:</text:p>
      <text:p text:style-name="P1"><text:s text:c="3"/>- Verifica escrita/leitura básica</text:p>
      <text:p text:style-name="P1"><text:s text:c="3"/>- Testa endereçamento múltiplo</text:p>
      <text:p text:style-name="P1"><text:s text:c="3"/>- Retorna status de erro/sucesso</text:p>
      <text:p text:style-name="P1"/>
      <text:p text:style-name="P1">3. **Controle de LEDs**:</text:p>
      <text:p text:style-name="P1"><text:s text:c="3"/>- Mapeia a barra de LEDs no endereço 0x02000</text:p>
      <text:p text:style-name="P1"><text:s text:c="3"/>- Implementa três testes de LED:</text:p>
      <text:p text:style-name="P1"><text:s text:c="5"/>* Todos ligados</text:p>
      <text:p text:style-name="P1"><text:s text:c="5"/>* Todos desligados</text:p>
      <text:p text:style-name="P1"><text:s text:c="5"/>* Varredura sequencial</text:p>
      <text:p text:style-name="P1"/>
      <text:p text:style-name="P1">4. **Loop Principal**:</text:p>
      <text:p text:style-name="P1"><text:s text:c="3"/>- Animação rotativa contínua nos LEDs</text:p>
      <text:p text:style-name="P1"><text:s text:c="3"/>- Velocidade controlada por delays calibrados para ~16MHz</text:p>
      <text:p text:style-name="P1"/>
      <text:p text:style-name="P1">5. **Tratamento de Erros**:</text:p>
      <text:p text:style-name="P1"><text:s text:c="3"/>- Padrão de piscar alternado em caso de falha</text:p>
      <text:p text:style-name="P1"/>
      <text:p text:style-name="P1">## Como Usar:</text:p>
      <text:p text:style-name="P1"/>
      <text:p text:style-name="P1">1. Monte este código com um assembler para MC68000</text:p>
      <text:p text:style-name="P1">2. Grave o binário resultante na Flash ROM (0x00000000)</text:p>
      <text:p text:style-name="P1">3. Ao ligar a placa, você deverá ver:</text:p>
      <text:p text:style-name="P1"><text:s text:c="3"/>- Um teste rápido da RAM</text:p>
      <text:p text:style-name="P1"><text:s text:c="3"/>- Uma sequência de teste nos LEDs (todos ligados, todos desligados, varredura)</text:p>
      <text:p text:style-name="P1"><text:s text:c="3"/>- Então uma animação contínua nos LEDs</text:p>
      <text:p text:style-name="P1"/>
      <text:p text:style-name="P1">## Personalização:</text:p>
      <text:p text:style-name="P1"/>
      <text:p text:style-name="P1">- Ajuste os valores de delay conforme necessário para sua placa</text:p>
      <text:p text:style-name="P1">- Modifique os padrões de LED conforme seu hardware específico</text:p>
      <text:p text:style-name="P1">- Adicione mais testes conforme necessário (como verificação de tamanho da RAM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38:01.053095103</meta:creation-date>
    <dc:date>2025-07-14T19:01:33.555307138</dc:date>
    <meta:editing-duration>PT4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90" meta:word-count="430" meta:character-count="3293" meta:non-whitespace-character-count="2466"/>
  </office:meta>
</office:document-meta>
</file>